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Ubuntu1" svg:font-family="Ubuntu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les Blum</text:p>
      <text:p text:style-name="P1">CS 214 - Project 2</text:p>
      <text:p text:style-name="P1"/>
      <text:p text:style-name="P1">1.</text:p>
      <text:p text:style-name="P1">&lt;assign&gt;</text:p>
      <text:p text:style-name="P1">&lt;id&gt; <text:tab/>=<text:tab/>&lt;expr&gt;</text:p>
      <text:p text:style-name="P1"><text:s text:c="2"/>A<text:tab/>=<text:tab/>&lt;term&gt;</text:p>
      <text:p text:style-name="P1"><text:s text:c="2"/>A<text:tab/>=<text:tab/>&lt;term&gt;<text:tab/>* &lt;factor&gt;</text:p>
      <text:p text:style-name="P1"><text:s text:c="2"/>A<text:tab/>=<text:tab/>&lt;factor&gt; * &lt;factor&gt;</text:p>
      <text:p text:style-name="P1"><text:s text:c="2"/>A<text:tab/>=<text:tab/>&lt;id&gt; * (&lt;expr&gt;)</text:p>
      <text:p text:style-name="P1"><text:s text:c="2"/>A<text:tab/>=<text:tab/>A * (&lt;expr&gt; + &lt;term&gt;)</text:p>
      <text:p text:style-name="P1"><text:s text:c="2"/>A<text:tab/>=<text:tab/>A * (&lt;term&gt; + &lt;term&gt;)</text:p>
      <text:p text:style-name="P1"><text:s text:c="2"/>A <text:tab/>=<text:tab/>A * (&lt;factor&gt; + &lt;factor&gt;)</text:p>
      <text:p text:style-name="P1"><text:s text:c="2"/>A<text:tab/>=<text:tab/>A * (&lt;id&gt; + &lt;id&gt;)</text:p>
      <text:p text:style-name="P1"><text:s text:c="2"/>A<text:tab/>=<text:tab/>A * (B + C)</text:p>
      <text:p text:style-name="P1"/>
      <text:p text:style-name="P1">2.</text:p>
      <text:p text:style-name="P1">&lt;start&gt; ::== a&lt;S&gt;b</text:p>
      <text:p text:style-name="P1">&lt;S&gt;<text:tab/>::== λ | a&lt;S&gt;b</text:p>
      <text:p text:style-name="P1"/>
      <text:p text:style-name="P1">3.</text:p>
      <text:p text:style-name="P1">generate a + b + c.</text:p>
      <text:p text:style-name="P1">Production 1: </text:p>
      <text:p text:style-name="P1">&lt;S&gt;</text:p>
      <text:p text:style-name="P1">&lt;A&gt;</text:p>
      <text:p text:style-name="P1">&lt;A&gt; + &lt;A&gt;</text:p>
      <text:p text:style-name="P1">&lt;id&gt; + &lt;A&gt;</text:p>
      <text:p text:style-name="P1">&lt;id&gt; + &lt;A&gt; + &lt;A&gt;</text:p>
      <text:p text:style-name="P1">&lt;id&gt; + &lt;id&gt; <text:s/>+ &lt;id&gt;</text:p>
      <text:p text:style-name="P1">a + b + c</text:p>
      <text:p text:style-name="P1"/>
      <text:p text:style-name="P1">Production 2:</text:p>
      <text:p text:style-name="P1">&lt;S&gt;</text:p>
      <text:p text:style-name="P1">&lt;A&gt;</text:p>
      <text:p text:style-name="P1">&lt;A&gt; + &lt;A&gt;</text:p>
      <text:p text:style-name="P1">&lt;A&gt; + &lt;id&gt;</text:p>
      <text:p text:style-name="P1">&lt;A&gt; + &lt;A&gt; + &lt;id&gt;</text:p>
      <text:p text:style-name="P1">&lt;id&gt; + &lt;id&gt; <text:s/>+ &lt;id&gt;</text:p>
      <text:p text:style-name="P1">a + b + c</text:p>
      <text:p text:style-name="P1"/>
      <text:p text:style-name="P1">4.</text:p>
      <text:p text:style-name="P1">&lt;S&gt;<text:tab/>::== &lt;A&gt; | &lt;A&gt;b&lt;S&gt;</text:p>
      <text:p text:style-name="P1">&lt;A&gt;<text:tab/>::== a | ab</text:p>
      <text:p text:style-name="P1"/>
      <text:p text:style-name="P1">5.</text:p>
      <text:p text:style-name="P1">&lt;Program&gt;<text:tab/>::== begin &lt;Stmt_list&gt; end</text:p>
      <text:p text:style-name="P1">&lt;Stmt_list&gt;<text:tab/>::== &lt;Stmt&gt; { ; &lt;Stmt_List&gt;}</text:p>
      <text:p text:style-name="P1">&lt;Stmt&gt;<text:tab/>::== &lt;Var&gt; = &lt;Expr&gt;</text:p>
      <text:p text:style-name="P1">&lt;Var&gt;<text:tab/><text:tab/>::== a | b | c</text:p>
      <text:p text:style-name="P1">&lt;Expr&gt;<text:tab/><text:tab/>::== &lt;Var&gt; + &lt;Var&gt; | &lt;Var&gt; - &lt;Var&gt; | &lt;Va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/>
    <style:font-face style:name="Ubuntu1" svg:font-family="Ubuntu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09:02:29</meta:creation-date>
    <dc:date>2014-02-14T09:36:38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44" meta:word-count="177" meta:character-count="699" meta:non-whitespace-character-count="541"/>
  </office:meta>
</office:document-meta>
</file>